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fbdbe" officeooo:paragraph-rsid="000fbdbe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4pt" fo:font-weight="bold" officeooo:rsid="000fbdbe" officeooo:paragraph-rsid="000fbdbe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0fbdbe" officeooo:paragraph-rsid="000fbdb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fdb11" officeooo:paragraph-rsid="000fdb1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0fdb11" officeooo:paragraph-rsid="000fdb11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elformulier Studiorum</text:p>
      <text:p text:style-name="P1"/>
      <text:p text:style-name="P2">Vul per product het gewenste aantal in.</text:p>
      <text:p text:style-name="P2"/>
      <text:p text:style-name="P3">Foutloos Rekenen Opgavenboek:</text:p>
      <text:p text:style-name="P3"/>
      <text:p text:style-name="P3"/>
      <text:p text:style-name="P3">Foutloos Rekenen Toetsboek:</text:p>
      <text:p text:style-name="P3"/>
      <text:p text:style-name="P3"/>
      <text:p text:style-name="P3">Foutloos Rekenen Antwoordenboek:</text:p>
      <text:p text:style-name="P3"/>
      <text:p text:style-name="P3"/>
      <text:p text:style-name="P3">Grip op Tekst:</text:p>
      <text:p text:style-name="P3"/>
      <text:p text:style-name="P3"/>
      <text:p text:style-name="P5">Vul de contactgegevens in.</text:p>
      <text:p text:style-name="P4"/>
      <text:p text:style-name="P4">School:</text:p>
      <text:p text:style-name="P4"/>
      <text:p text:style-name="P4">Contactpersoon:</text:p>
      <text:p text:style-name="P4"/>
      <text:p text:style-name="P4">Email:</text:p>
      <text:p text:style-name="P4"/>
      <text:p text:style-name="P4">Telefoonnummer:</text:p>
      <text:p text:style-name="P4"/>
      <text:p text:style-name="P4">Straat:<text:tab/><text:tab/><text:tab/><text:tab/><text:tab/><text:tab/><text:tab/>Huisnummer:</text:p>
      <text:p text:style-name="P4"/>
      <text:p text:style-name="P4">Postcode: <text:tab/><text:tab/><text:tab/><text:tab/><text:tab/><text:tab/><text:tab/>Plaats:</text:p>
      <text:p text:style-name="P4"/>
      <text:p text:style-name="P4"/>
      <text:p text:style-name="P4"/>
      <text:p text:style-name="P3"/>
      <text:p text:style-name="P3">Vul dit formulier in en mail het naar peter@mathematischinstituut.n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1:42:44.122490749</meta:creation-date>
    <dc:date>2022-05-24T11:51:42.914039861</dc:date>
    <meta:editing-duration>PT2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42" meta:character-count="352" meta:non-whitespace-character-count="311"/>
  </office:meta>
</office:document-meta>
</file>